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boo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e book 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ery book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nd book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nge book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ete book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uery books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3">13.02.2010</text:date>, <text:time>21:16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6T20:15:12</meta:creation-date>
    <dc:date>2010-02-13T21:16:52</dc:date>
    <meta:editing-duration>PT03H39M47S</meta:editing-duration>
    <meta:editing-cycles>10</meta:editing-cycles>
    <meta:generator>OpenOffice.org/3.1$Linux OpenOffice.org_project/310m19$Build-9420</meta:generator>
    <meta:document-statistic meta:table-count="3" meta:cell-count="19" meta:object-count="0"/>
  </office:meta>
</office:document-meta>
</file>